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7ba" officeooo:paragraph-rsid="001d5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khlgyyhkluio;ghuio;gtuil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1:44.549137913</meta:creation-date>
    <dc:date>2018-03-14T21:12:11.523317253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27" meta:non-whitespace-character-count="27"/>
    <meta:generator>LibreOffice/5.1.6.2$Linux_X86_64 LibreOffice_project/10m0$Build-2</meta:generator>
  </office:meta>
</office:document-meta>
</file>